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000000192B8F391DE.png"/>
  <manifest:file-entry manifest:media-type="image/png" manifest:full-path="Pictures/10000000000002310000018E2FC35B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5.512cm" svg:height="7.837cm" draw:z-index="0"><draw:image xlink:href="Pictures/100000000000032000000192B8F391DE.png" xlink:type="simple" xlink:show="embed" xlink:actuate="onLoad"/></draw:frame></text:p>
      <text:p text:style-name="Standard"><draw:frame draw:style-name="fr2" draw:name="graphics2" text:anchor-type="paragraph" svg:x="1.078cm" svg:y="0.953cm" svg:width="14.843cm" svg:height="10.53cm" draw:z-index="1"><draw:image xlink:href="Pictures/10000000000002310000018E2FC35B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8S</meta:editing-duration>
    <meta:editing-cycles>4</meta:editing-cycles>
    <meta:generator>OpenOffice/4.1.5$Win32 OpenOffice.org_project/415m1$Build-9789</meta:generator>
    <dc:date>2020-11-11T11:34:04.75</dc:date>
    <dc:creator>Abhijeet Gawali</dc:creator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